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Mangal1" svg:font-family="Mangal"/>
    <style:font-face style:name="CMU Serif" svg:font-family="'CM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MU Serif" fo:font-weight="bold" officeooo:rsid="00156772" officeooo:paragraph-rsid="00156772" style:font-weight-asian="bold" style:font-weight-complex="bold"/>
    </style:style>
    <style:style style:name="P2" style:family="paragraph" style:parent-style-name="Standard">
      <style:text-properties style:font-name="CMU Serif" fo:font-style="italic" fo:font-weight="bold" officeooo:rsid="00156772" officeooo:paragraph-rsid="00156772" style:font-style-asian="italic" style:font-weight-asian="bold" style:font-style-complex="italic" style:font-weight-complex="bold"/>
    </style:style>
    <style:style style:name="P3" style:family="paragraph" style:parent-style-name="Standard">
      <style:text-properties style:font-name="CMU Serif" fo:font-style="normal" fo:font-weight="normal" officeooo:rsid="00156772" officeooo:paragraph-rsid="00156772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style:font-name="CMU Serif" fo:font-style="normal" fo:font-weight="normal" officeooo:rsid="0016f6d4" officeooo:paragraph-rsid="0016f6d4" style:font-style-asian="normal" style:font-weight-asian="normal" style:font-style-complex="normal" style:font-weight-complex="normal"/>
    </style:style>
    <style:style style:name="P5" style:family="paragraph" style:parent-style-name="Table_20_Contents">
      <style:text-properties style:font-name="CMU Serif"/>
    </style:style>
    <style:style style:name="P6" style:family="paragraph" style:parent-style-name="Table_20_Contents">
      <style:text-properties style:font-name="CMU Serif" officeooo:rsid="00185438" officeooo:paragraph-rsid="00185438"/>
    </style:style>
    <style:style style:name="P7" style:family="paragraph" style:parent-style-name="Table_20_Contents">
      <style:text-properties style:font-name="CMU Serif" officeooo:rsid="0019405f" officeooo:paragraph-rsid="0019405f"/>
    </style:style>
    <style:style style:name="P8" style:family="paragraph" style:parent-style-name="Table_20_Contents">
      <style:text-properties style:font-name="CMU Serif" officeooo:rsid="00217f50" officeooo:paragraph-rsid="0019405f"/>
    </style:style>
    <style:style style:name="P9" style:family="paragraph" style:parent-style-name="Standard" style:list-style-name="List_20_1">
      <style:text-properties style:font-name="CMU Serif" fo:font-style="normal" fo:font-weight="normal" officeooo:rsid="00156772" officeooo:paragraph-rsid="00156772" style:font-style-asian="normal" style:font-weight-asian="normal" style:font-style-complex="normal" style:font-weight-complex="normal"/>
    </style:style>
    <style:style style:name="P10" style:family="paragraph" style:parent-style-name="Standard" style:list-style-name="Numbering_20_123">
      <style:text-properties style:font-name="CMU Serif" fo:font-style="normal" fo:font-weight="normal" officeooo:rsid="0016f6d4" officeooo:paragraph-rsid="0016f6d4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style:font-name="CMU Serif" fo:font-style="normal" fo:font-weight="normal" officeooo:rsid="00217f50" officeooo:paragraph-rsid="00217f50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style:font-name="CMU Serif" fo:font-style="normal" fo:font-weight="normal" officeooo:rsid="00217f50" officeooo:paragraph-rsid="00232928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style:font-name="CMU Serif" fo:font-style="normal" fo:font-weight="normal" officeooo:rsid="00232928" officeooo:paragraph-rsid="00232928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style:font-name="CMU Serif" fo:font-style="italic" style:text-underline-style="solid" style:text-underline-type="double" style:text-underline-width="auto" style:text-underline-color="font-color" fo:font-weight="bold" officeooo:rsid="00217f50" officeooo:paragraph-rsid="00217f50" style:font-style-asian="italic" style:font-weight-asian="bold" style:font-style-complex="italic" style:font-weight-complex="bold"/>
    </style:style>
    <style:style style:name="P15" style:family="paragraph" style:parent-style-name="Standard">
      <style:text-properties style:font-name="CMU Serif" fo:font-style="italic" style:text-underline-style="solid" style:text-underline-type="double" style:text-underline-width="auto" style:text-underline-color="font-color" fo:font-weight="bold" officeooo:rsid="00232928" officeooo:paragraph-rsid="00232928" style:font-style-asian="italic" style:font-weight-asian="bold" style:font-style-complex="italic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solid" style:text-underline-type="double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text-underline-style="solid" style:text-underline-type="double" style:text-underline-width="auto" style:text-underline-color="font-color" fo:font-weight="bold" officeooo:rsid="002248ce" style:font-style-asian="italic" style:font-weight-asian="bold" style:font-style-complex="italic" style:font-weight-complex="bold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fo:font-style="normal" style:text-underline-style="none" officeooo:rsid="0019405f" style:font-style-asian="normal" style:font-style-complex="normal"/>
    </style:style>
    <style:style style:name="T6" style:family="text">
      <style:text-properties officeooo:rsid="0022adba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LA</text:span><text:span text:style-name="T5">B</text:span><text:span text:style-name="T4">ORATÓRNY </text:span>PROTOKOL</text:p>
      <text:p text:style-name="P1"/>
      <text:p text:style-name="P2">Zistiť, koľko jednocentových mincí treba, aby spolu vážili 134 g.</text:p>
      <text:p text:style-name="P3"/>
      <text:p text:style-name="P3">Hmotnosť je <text:span text:style-name="T6">základná fyzikálna veličina v sústave jednotiek SI.</text:span></text:p>
      <text:p text:style-name="P3">Základná jednotka je gram(<text:span text:style-name="T1">g</text:span>); hmotnosť meriame <text:s/>váhami.</text:p>
      <text:p text:style-name="P3"/>
      <text:p text:style-name="P3">Pomôcky:</text:p>
      <text:list xml:id="list473643285" text:style-name="List_20_1">
        <text:list-item>
          <text:p text:style-name="P9">Jednocentové mince</text:p>
        </text:list-item>
        <text:list-item>
          <text:p text:style-name="P9">Váha</text:p>
        </text:list-item>
      </text:list>
      <text:p text:style-name="P4">Postup:</text:p>
      <text:list xml:id="list3508876900" text:style-name="Numbering_20_123">
        <text:list-item>
          <text:p text:style-name="P10">Pridávame jednocentové mince na váhu, až kým hmotnosť nedosiahne 134 g.</text:p>
        </text:list-item>
        <text:list-item>
          <text:p text:style-name="P10">Spočítame mince</text:p>
        </text:list-item>
      </text:list>
      <table:table table:name="Table1" table:style-name="Table1">
        <table:table-column table:style-name="Table1.A"/>
        <table:table-column table:style-name="Table1.B"/>
        <table:table-row table:style-name="TableLine93869291852352">
          <table:table-cell table:style-name="Table1.A1" office:value-type="string">
            <text:p text:style-name="P5"/>
          </table:table-cell>
          <table:table-cell table:style-name="Table1.B1" office:value-type="string">
            <text:p text:style-name="P6">Počet mincí</text:p>
          </table:table-cell>
        </table:table-row>
        <table:table-row table:style-name="TableLine93869291201904">
          <table:table-cell table:style-name="Table1.A2" office:value-type="string">
            <text:p text:style-name="P6">Očakávania</text:p>
          </table:table-cell>
          <table:table-cell table:style-name="Table1.B2" office:value-type="string">
            <text:p text:style-name="P6">66 </text:p>
          </table:table-cell>
        </table:table-row>
        <table:table-row table:style-name="TableLine93869291210032">
          <table:table-cell table:style-name="Table1.A2" office:value-type="string">
            <text:p text:style-name="P6">Výsledky</text:p>
          </table:table-cell>
          <table:table-cell table:style-name="Table1.B2" office:value-type="string">
            <text:p text:style-name="P8">63</text:p>
            <text:p text:style-name="P7"/>
          </table:table-cell>
        </table:table-row>
      </table:table>
      <text:p text:style-name="P4"/>
      <text:p text:style-name="P4"/>
      <text:p text:style-name="P4"/>
      <text:p text:style-name="P12"><text:expression text:formula="ooow:N =JQK.LTÁRIDU" office:value-type="float" office:value="0" style:data-style-name="N0"/><text:span text:style-name="T2">Cieľom experimentu <text:s/>bolo zmerať, koľko mincí treba na dosiahnutie celkovej hmotnosti 134 g;</text:span></text:p>
      <text:p text:style-name="P15">Vyslo mi 63 mincí.</text:p>
      <text:p text:style-name="P14"/>
      <text:p text:style-name="P11"><text:span text:style-name="T2">V experimente som sa pomýlil o tri </text:span><text:span text:style-name="T3">mince,</text:span><text:span text:style-name="T2"> lebo jednocentová minca váži trochu viac ako 2 gramy.</text:span></text:p>
      <text:p text:style-name="P13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Mangal1" svg:font-family="Mangal"/>
    <style:font-face style:name="CMU Serif" svg:font-family="'CM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sk" fo:country="SK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sk" fo:country="SK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108P0" style:volatile="true" number:language="sk" number:country="SK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108" number:language="sk" number:country="SK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108P0"/>
    </number:currency-style>
    <number:number-style style:name="N20127" number:language="vro" number:country="EE">
      <number:scientific-number number:decimal-places="0" number:min-decimal-places="0" number:min-integer-digits="0" number:min-exponent-digits="2" number:exponent-interval="1" number:forced-exponent-sign="true"/>
    </number:number-styl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2T10:01:06.201841517</meta:creation-date>
    <dc:date>2021-05-12T09:00:02.511319856</dc:date>
    <meta:editing-duration>PT22H39M27S</meta:editing-duration>
    <meta:editing-cycles>7</meta:editing-cycles>
    <meta:generator>LibreOffice/7.1.2.2$Linux_X86_64 LibreOffice_project/10$Build-2</meta:generator>
    <meta:document-statistic meta:table-count="1" meta:image-count="0" meta:object-count="0" meta:page-count="1" meta:paragraph-count="18" meta:word-count="90" meta:character-count="570" meta:non-whitespace-character-count="499"/>
  </office:meta>
</office:document-meta>
</file>